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49cm" fo:min-width="3.645cm"/>
    </style:style>
    <style:style style:name="gr2" style:family="graphic" style:parent-style-name="standard">
      <style:graphic-properties draw:textarea-horizontal-align="justify" draw:textarea-vertical-align="middle" draw:auto-grow-height="false" fo:min-height="2.049cm" fo:min-width="5.189cm"/>
    </style:style>
    <style:style style:name="gr3" style:family="graphic" style:parent-style-name="standard">
      <style:graphic-properties draw:textarea-horizontal-align="justify" draw:textarea-vertical-align="middle" draw:auto-grow-height="false" fo:min-height="4.832cm" fo:min-width="16.9cm"/>
    </style:style>
    <style:style style:name="gr4" style:family="graphic" style:parent-style-name="standard">
      <style:graphic-properties draw:textarea-horizontal-align="justify" draw:textarea-vertical-align="middle" draw:auto-grow-height="false" fo:min-height="4.831cm" fo:min-width="16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586cm" fo:min-width="1.846cm"/>
    </style:style>
    <style:style style:name="gr7" style:family="graphic" style:parent-style-name="standard">
      <style:graphic-properties draw:textarea-horizontal-align="justify" draw:textarea-vertical-align="middle" draw:auto-grow-height="false" fo:min-height="2.9cm" fo:min-width="3.05cm"/>
    </style:style>
    <style:style style:name="gr8" style:family="graphic" style:parent-style-name="standard">
      <style:graphic-properties draw:textarea-horizontal-align="justify" draw:textarea-vertical-align="middle" draw:auto-grow-height="false" fo:min-height="2.65cm" fo:min-width="2.75cm"/>
    </style:style>
    <style:style style:name="gr9" style:family="graphic" style:parent-style-name="standard">
      <style:graphic-properties draw:textarea-horizontal-align="justify" draw:textarea-vertical-align="middle" draw:auto-grow-height="false" fo:min-height="2.368cm" fo:min-width="6.118cm"/>
    </style:style>
    <style:style style:name="gr10" style:family="graphic" style:parent-style-name="standard">
      <style:graphic-properties draw:textarea-horizontal-align="justify" draw:textarea-vertical-align="middle" draw:auto-grow-height="false" fo:min-height="2.368cm" fo:min-width="4.2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86cm" fo:min-width="3.378cm"/>
    </style:style>
    <style:style style:name="gr12" style:family="graphic" style:parent-style-name="standard">
      <style:graphic-properties draw:stroke="none" draw:fill="none" fo:min-height="0.523cm"/>
    </style:style>
    <style:style style:name="gr13" style:family="graphic" style:parent-style-name="standard">
      <style:graphic-properties draw:stroke="none" draw:fill="none" fo:min-height="0.328cm"/>
    </style:style>
    <style:style style:name="gr14" style:family="graphic" style:parent-style-name="standard">
      <style:graphic-properties draw:textarea-horizontal-align="justify" draw:textarea-vertical-align="middle" draw:auto-grow-height="false" fo:min-height="3.65cm" fo:min-width="4.1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1" xml:id="id1" draw:id="id1" draw:layer="layout" svg:width="5.873cm" svg:height="3.257cm" svg:x="7.672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4" draw:id="id4" draw:layer="layout" svg:width="6.307cm" svg:height="3.257cm" svg:x="7.455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" draw:id="id2" draw:layer="layout" svg:width="17.4cm" svg:height="5.082cm" svg:x="1.8cm" svg:y="8.817cm">
              <text:p text:style-name="P1">從樹狀圖資料讀取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3" draw:id="id3" draw:layer="layout" svg:width="17.4cm" svg:height="5.081cm" svg:x="1.8cm" svg:y="16.374cm">
              <text:p text:style-name="P1">透過網路回傳給客端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09cm" svg:y1="4.257cm" svg:x2="10.5cm" svg:y2="8.817cm" draw:start-shape="id1" draw:start-glue-point="8" draw:end-shape="id2" svg:d="M10609 4257v501l-109 3558v501" svg:viewBox="0 0 110 4561">
              <text:p/>
            </draw:connector>
            <draw:connector draw:style-name="gr5" draw:text-style-name="P2" draw:layer="layout" draw:type="lines" svg:x1="10.5cm" svg:y1="13.899cm" svg:x2="10.5cm" svg:y2="16.374cm" draw:start-shape="id2" draw:start-glue-point="6" draw:end-shape="id3" svg:d="M10500 13899v502 1471 502" svg:viewBox="0 0 1 2476">
              <text:p/>
            </draw:connector>
            <draw:connector draw:style-name="gr5" draw:text-style-name="P2" draw:layer="layout" draw:type="lines" svg:x1="10.5cm" svg:y1="21.455cm" svg:x2="10.609cm" svg:y2="24.843cm" draw:start-shape="id3" draw:start-glue-point="6" draw:end-shape="id4" draw:end-glue-point="4" svg:d="M10500 21455v501l109 2385v502" svg:viewBox="0 0 110 3389">
              <text:p/>
            </draw:connector>
          </draw:g>
        </draw:g>
      </draw:page>
      <draw:page draw:name="page2" draw:style-name="dp1" draw:master-page-name="預設">
        <draw:g>
          <draw:custom-shape draw:style-name="gr1" draw:text-style-name="P1" xml:id="id5" draw:id="id5" draw:layer="layout" svg:width="5.873cm" svg:height="3.257cm" svg:x="7.673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8" draw:id="id8" draw:layer="layout" svg:width="6.307cm" svg:height="3.257cm" svg:x="7.456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6" draw:id="id6" draw:layer="layout" svg:width="17.4cm" svg:height="5.082cm" svg:x="1.801cm" svg:y="8.817cm">
              <text:p text:style-name="P1">將樹狀圖資料寫入資料庫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7" draw:id="id7" draw:layer="layout" svg:width="17.4cm" svg:height="5.081cm" svg:x="1.801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cm" svg:y1="4.257cm" svg:x2="10.501cm" svg:y2="8.817cm" draw:start-shape="id5" draw:start-glue-point="8" draw:end-shape="id6" svg:d="M10610 4257v501l-109 3558v501" svg:viewBox="0 0 110 4561">
              <text:p/>
            </draw:connector>
            <draw:connector draw:style-name="gr5" draw:text-style-name="P2" draw:layer="layout" draw:type="lines" svg:x1="10.501cm" svg:y1="13.899cm" svg:x2="10.501cm" svg:y2="16.374cm" draw:start-shape="id6" draw:start-glue-point="6" draw:end-shape="id7" svg:d="M10501 13899v502 1471 502" svg:viewBox="0 0 1 2476">
              <text:p/>
            </draw:connector>
            <draw:connector draw:style-name="gr5" draw:text-style-name="P2" draw:layer="layout" draw:type="lines" svg:x1="10.501cm" svg:y1="21.455cm" svg:x2="10.61cm" svg:y2="24.843cm" draw:start-shape="id7" draw:start-glue-point="6" draw:end-shape="id8" draw:end-glue-point="4" svg:d="M10501 21455v501l109 2385v502" svg:viewBox="0 0 110 3389">
              <text:p/>
            </draw:connector>
          </draw:g>
        </draw:g>
      </draw:page>
      <draw:page draw:name="page3" draw:style-name="dp1" draw:master-page-name="預設">
        <draw:g>
          <draw:custom-shape draw:style-name="gr1" draw:text-style-name="P1" xml:id="id9" draw:id="id9" draw:layer="layout" svg:width="5.873cm" svg:height="3.257cm" svg:x="7.674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12" draw:id="id12" draw:layer="layout" svg:width="6.307cm" svg:height="3.257cm" svg:x="7.457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10" draw:id="id10" draw:layer="layout" svg:width="17.4cm" svg:height="5.082cm" svg:x="1.802cm" svg:y="8.817cm">
              <text:p text:style-name="P1">利用樹狀圖的uuid查詢樹狀圖資料中的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11" draw:id="id11" draw:layer="layout" svg:width="17.4cm" svg:height="5.081cm" svg:x="1.802cm" svg:y="16.374cm">
              <text:p text:style-name="P1">透過網路回傳給客端所取得的樹狀圖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1cm" svg:y1="4.257cm" svg:x2="10.502cm" svg:y2="8.817cm" draw:start-shape="id9" draw:start-glue-point="8" draw:end-shape="id10" svg:d="M10611 4257v501l-109 3558v501" svg:viewBox="0 0 110 4561">
              <text:p/>
            </draw:connector>
            <draw:connector draw:style-name="gr5" draw:text-style-name="P2" draw:layer="layout" draw:type="lines" svg:x1="10.502cm" svg:y1="13.899cm" svg:x2="10.502cm" svg:y2="16.374cm" draw:start-shape="id10" draw:start-glue-point="6" draw:end-shape="id11" svg:d="M10502 13899v502 1471 502" svg:viewBox="0 0 1 2476">
              <text:p/>
            </draw:connector>
            <draw:connector draw:style-name="gr5" draw:text-style-name="P2" draw:layer="layout" draw:type="lines" svg:x1="10.502cm" svg:y1="21.455cm" svg:x2="10.611cm" svg:y2="24.843cm" draw:start-shape="id11" draw:start-glue-point="6" draw:end-shape="id12" draw:end-glue-point="4" svg:d="M10502 21455v501l109 2385v502" svg:viewBox="0 0 110 3389">
              <text:p/>
            </draw:connector>
          </draw:g>
        </draw:g>
      </draw:page>
      <draw:page draw:name="page4" draw:style-name="dp1" draw:master-page-name="預設">
        <draw:g>
          <draw:custom-shape draw:style-name="gr1" draw:text-style-name="P1" xml:id="id13" draw:id="id13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16" draw:id="id16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14" draw:id="id14" draw:layer="layout" svg:width="17.4cm" svg:height="5.082cm" svg:x="1.803cm" svg:y="8.817cm">
              <text:p text:style-name="P1">利用樹狀圖的uuid查刪除樹狀圖資料中的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15" draw:id="id15" draw:layer="layout" svg:width="17.4cm" svg:height="5.081cm" svg:x="1.803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start-shape="id13" draw:start-glue-point="8" draw:end-shape="id14" svg:d="M10612 4257v501l-109 3558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14" draw:start-glue-point="6" draw:end-shape="id15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15" draw:start-glue-point="6" draw:end-shape="id16" draw:end-glue-point="4" svg:d="M10503 21455v501l109 2385v502" svg:viewBox="0 0 110 3389">
              <text:p/>
            </draw:connector>
          </draw:g>
        </draw:g>
      </draw:page>
      <draw:page draw:name="page5" draw:style-name="dp1" draw:master-page-name="預設">
        <draw:g>
          <draw:custom-shape draw:style-name="gr6" draw:text-style-name="P1" xml:id="id19" draw:id="id19" draw:layer="layout" svg:width="3.324cm" svg:height="2.6cm" svg:x="4.1cm" svg:y="1.8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17" draw:id="id17" draw:layer="layout" svg:width="7.1cm" svg:height="6.3cm" svg:x="2.3cm" svg:y="5.7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18" draw:id="id18" draw:layer="layout" svg:width="6.5cm" svg:height="5.8cm" svg:x="2.6cm" svg:y="13.3cm">
            <text:p text:style-name="P1">查詢父節點的</text:p>
            <text:p text:style-name="P1">子節點數目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5.85cm" svg:y1="12cm" svg:x2="5.85cm" svg:y2="13.3cm" draw:start-shape="id17" draw:start-glue-point="6" draw:end-shape="id18" svg:d="M5850 12000v502 297 501" svg:viewBox="0 0 1 1301">
            <text:p/>
          </draw:connector>
          <draw:connector draw:style-name="gr5" draw:text-style-name="P2" draw:layer="layout" draw:type="lines" svg:x1="5.762cm" svg:y1="4.4cm" svg:x2="5.85cm" svg:y2="5.7cm" draw:start-shape="id19" draw:start-glue-point="8" draw:end-shape="id17" draw:end-glue-point="4" svg:d="M5762 4400v502l88 297v501" svg:viewBox="0 0 89 1301">
            <text:p/>
          </draw:connector>
          <draw:custom-shape draw:style-name="gr9" draw:text-style-name="P1" xml:id="id20" draw:id="id20" draw:layer="layout" svg:width="6.9cm" svg:height="2.9cm" svg:x="11.5cm" svg:y="7.4cm">
            <text:p text:style-name="P1">直接新增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22" draw:id="id22" draw:layer="layout" svg:width="5cm" svg:height="2.9cm" svg:x="10.5cm" svg:y="14.7cm">
            <text:p text:style-name="P1">新增右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23" draw:id="id23" draw:layer="layout" svg:width="6.9cm" svg:height="2.9cm" svg:x="2.4cm" svg:y="21.3cm">
            <text:p text:style-name="P1">新增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21" draw:id="id21" draw:layer="layout" svg:width="4.3cm" svg:height="2.6cm" svg:x="14.4cm" svg:y="25.5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9.4cm" svg:y1="8.85cm" svg:x2="11.5cm" svg:y2="8.85cm" draw:start-shape="id17" draw:start-glue-point="7" draw:end-shape="id20" draw:end-glue-point="3" svg:d="M9400 8850h502 1097 501" svg:viewBox="0 0 2101 1">
            <text:p/>
          </draw:connector>
          <draw:connector draw:style-name="gr5" draw:text-style-name="P2" draw:layer="layout" draw:type="lines" svg:x1="18.4cm" svg:y1="8.85cm" svg:x2="18.7cm" svg:y2="26.8cm" draw:start-shape="id20" draw:end-shape="id21" draw:end-glue-point="7" svg:d="M18400 8850h502l300 17950h-502" svg:viewBox="0 0 803 17951">
            <text:p/>
          </draw:connector>
          <draw:connector draw:style-name="gr5" draw:text-style-name="P2" draw:layer="layout" draw:type="lines" svg:x1="9.1cm" svg:y1="16.2cm" svg:x2="10.5cm" svg:y2="16.15cm" draw:start-shape="id18" draw:start-glue-point="7" draw:end-shape="id22" svg:d="M9100 16200h502l397-50h501" svg:viewBox="0 0 1401 51">
            <text:p/>
          </draw:connector>
          <draw:connector draw:style-name="gr5" draw:text-style-name="P2" draw:layer="layout" draw:type="lines" svg:x1="5.85cm" svg:y1="19.1cm" svg:x2="5.85cm" svg:y2="21.3cm" draw:start-shape="id18" draw:start-glue-point="6" draw:end-shape="id23" svg:d="M5850 19100v502 1197 501" svg:viewBox="0 0 1 2201">
            <text:p/>
          </draw:connector>
          <draw:connector draw:style-name="gr5" draw:text-style-name="P2" draw:layer="layout" draw:type="lines" draw:line-skew="1.898cm" svg:x1="5.85cm" svg:y1="24.2cm" svg:x2="14.4cm" svg:y2="26.8cm" draw:start-shape="id23" draw:start-glue-point="2" draw:end-shape="id21" svg:d="M5850 24200v2400l8049 200h501" svg:viewBox="0 0 8551 2601">
            <text:p/>
          </draw:connector>
          <draw:connector draw:style-name="gr5" draw:text-style-name="P2" draw:layer="layout" draw:type="lines" svg:x1="15.5cm" svg:y1="16.15cm" svg:x2="16.55cm" svg:y2="25.5cm" draw:start-shape="id22" draw:end-shape="id21" svg:d="M15500 16150h502l548 8849v501" svg:viewBox="0 0 1051 9351">
            <text:p/>
          </draw:connector>
          <draw:frame draw:style-name="gr12" draw:text-style-name="P4" draw:layer="layout" svg:width="1.556cm" svg:height="0.773cm" svg:x="9.444cm" svg:y="7.8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7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9.4cm" svg:y="15.422cm">
            <draw:text-box>
              <text:p text:style-name="P3">1</text:p>
            </draw:text-box>
          </draw:frame>
          <draw:frame draw:style-name="gr13" draw:text-style-name="P4" draw:layer="layout" svg:width="0.697cm" svg:height="0.578cm" svg:x="6.3cm" svg:y="19.7cm">
            <draw:text-box>
              <text:p text:style-name="P3">0</text:p>
            </draw:text-box>
          </draw:frame>
        </draw:g>
      </draw:page>
      <draw:page draw:name="page6" draw:style-name="dp1" draw:master-page-name="預設">
        <draw:g>
          <draw:custom-shape draw:style-name="gr1" draw:text-style-name="P1" xml:id="id24" draw:id="id24" draw:layer="layout" svg:width="5.873cm" svg:height="3.257cm" svg:x="7.676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27" draw:id="id27" draw:layer="layout" svg:width="6.307cm" svg:height="3.257cm" svg:x="7.459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5" draw:id="id25" draw:layer="layout" svg:width="17.4cm" svg:height="5.082cm" svg:x="1.804cm" svg:y="8.817cm">
              <text:p text:style-name="P1">更新資料庫節點uuid為輸入值的節點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26" draw:id="id26" draw:layer="layout" svg:width="17.4cm" svg:height="5.081cm" svg:x="1.804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3cm" svg:y1="4.257cm" svg:x2="10.504cm" svg:y2="8.817cm" draw:start-shape="id24" draw:start-glue-point="8" draw:end-shape="id25" svg:d="M10613 4257v501l-109 3558v501" svg:viewBox="0 0 110 4561">
              <text:p/>
            </draw:connector>
            <draw:connector draw:style-name="gr5" draw:text-style-name="P2" draw:layer="layout" draw:type="lines" svg:x1="10.504cm" svg:y1="13.899cm" svg:x2="10.504cm" svg:y2="16.374cm" draw:start-shape="id25" draw:start-glue-point="6" draw:end-shape="id26" svg:d="M10504 13899v502 1471 502" svg:viewBox="0 0 1 2476">
              <text:p/>
            </draw:connector>
            <draw:connector draw:style-name="gr5" draw:text-style-name="P2" draw:layer="layout" draw:type="lines" svg:x1="10.504cm" svg:y1="21.455cm" svg:x2="10.613cm" svg:y2="24.843cm" draw:start-shape="id26" draw:start-glue-point="6" draw:end-shape="id27" draw:end-glue-point="4" svg:d="M10504 21455v501l109 2385v502" svg:viewBox="0 0 110 3389">
              <text:p/>
            </draw:connector>
          </draw:g>
        </draw:g>
      </draw:page>
      <draw:page draw:name="page7" draw:style-name="dp1" draw:master-page-name="預設">
        <draw:g>
          <draw:custom-shape draw:style-name="gr1" draw:text-style-name="P1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30" draw:id="id30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28" draw:id="id28" draw:layer="layout" svg:width="17.4cm" svg:height="5.082cm" svg:x="1.803cm" svg:y="8.817cm">
              <text:p text:style-name="P1">刪除資料庫節點uuid為輸入值的節點與其子樹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29" draw:id="id29" draw:layer="layout" svg:width="17.4cm" svg:height="5.081cm" svg:x="1.803cm" svg:y="16.374cm">
              <text:p text:style-name="P1">透過網路回傳客端處理完成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end-shape="id28" svg:d="M10612 4257l-109 4059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28" draw:start-glue-point="6" draw:end-shape="id29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29" draw:start-glue-point="6" draw:end-shape="id30" draw:end-glue-point="4" svg:d="M10503 21455v501l109 2385v502" svg:viewBox="0 0 110 3389">
              <text:p/>
            </draw:connector>
          </draw:g>
        </draw:g>
      </draw:page>
      <draw:page draw:name="page8" draw:style-name="dp1" draw:master-page-name="預設">
        <draw:g>
          <draw:custom-shape draw:style-name="gr6" draw:text-style-name="P1" xml:id="id33" draw:id="id33" draw:layer="layout" svg:width="3.324cm" svg:height="2.6cm" svg:x="4.1cm" svg:y="1.80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31" draw:id="id31" draw:layer="layout" svg:width="7.1cm" svg:height="6.3cm" svg:x="2.3cm" svg:y="5.701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" draw:text-style-name="P1" xml:id="id32" draw:id="id32" draw:layer="layout" svg:width="6.5cm" svg:height="5.8cm" svg:x="2.6cm" svg:y="13.301cm">
            <text:p text:style-name="P1">查詢父節點的</text:p>
            <text:p text:style-name="P1">子節點數目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5.85cm" svg:y1="12.001cm" svg:x2="5.85cm" svg:y2="13.301cm" draw:start-shape="id31" draw:start-glue-point="6" draw:end-shape="id32" svg:d="M5850 12001v502 297 501" svg:viewBox="0 0 1 1301">
            <text:p/>
          </draw:connector>
          <draw:connector draw:style-name="gr5" draw:text-style-name="P2" draw:layer="layout" draw:type="lines" svg:x1="5.762cm" svg:y1="4.401cm" svg:x2="5.85cm" svg:y2="5.701cm" draw:start-shape="id33" draw:start-glue-point="8" draw:end-shape="id31" draw:end-glue-point="4" svg:d="M5762 4401v502l88 297v501" svg:viewBox="0 0 89 1301">
            <text:p/>
          </draw:connector>
          <draw:custom-shape draw:style-name="gr9" draw:text-style-name="P1" xml:id="id34" draw:id="id34" draw:layer="layout" svg:width="6.9cm" svg:height="2.9cm" svg:x="11.5cm" svg:y="7.401cm">
            <text:p text:style-name="P1">直接移動資料庫中節點</text:p>
            <text:p text:style-name="P1">到新的父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" xml:id="id36" draw:id="id36" draw:layer="layout" svg:width="5cm" svg:height="2.9cm" svg:x="10.5cm" svg:y="14.701cm">
            <text:p text:style-name="P1">移動資料庫中</text:p>
            <text:p text:style-name="P1">節點到</text:p>
            <text:p text:style-name="P1">新父節點的右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37" draw:id="id37" draw:layer="layout" svg:width="6.9cm" svg:height="2.9cm" svg:x="2.4cm" svg:y="21.301cm">
            <text:p text:style-name="P1">移動資料庫中</text:p>
            <text:p text:style-name="P1">節點到新的父節點</text:p>
            <text:p text:style-name="P1">的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35" draw:id="id35" draw:layer="layout" svg:width="4.3cm" svg:height="2.6cm" svg:x="14.4cm" svg:y="25.501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9.4cm" svg:y1="8.851cm" svg:x2="11.5cm" svg:y2="8.851cm" draw:start-shape="id31" draw:start-glue-point="7" draw:end-shape="id34" draw:end-glue-point="3" svg:d="M9400 8851h502 1097 501" svg:viewBox="0 0 2101 1">
            <text:p/>
          </draw:connector>
          <draw:connector draw:style-name="gr5" draw:text-style-name="P2" draw:layer="layout" draw:type="lines" svg:x1="18.4cm" svg:y1="8.851cm" svg:x2="18.7cm" svg:y2="26.801cm" draw:start-shape="id34" draw:end-shape="id35" draw:end-glue-point="7" svg:d="M18400 8851h502l300 17950h-502" svg:viewBox="0 0 803 17951">
            <text:p/>
          </draw:connector>
          <draw:connector draw:style-name="gr5" draw:text-style-name="P2" draw:layer="layout" draw:type="lines" svg:x1="9.1cm" svg:y1="16.201cm" svg:x2="10.5cm" svg:y2="16.151cm" draw:start-shape="id32" draw:start-glue-point="7" draw:end-shape="id36" svg:d="M9100 16201h502l387-50h511" svg:viewBox="0 0 1401 51">
            <text:p/>
          </draw:connector>
          <draw:connector draw:style-name="gr5" draw:text-style-name="P2" draw:layer="layout" draw:type="lines" svg:x1="5.85cm" svg:y1="19.101cm" svg:x2="5.85cm" svg:y2="21.301cm" draw:start-shape="id32" draw:start-glue-point="6" draw:end-shape="id37" svg:d="M5850 19101v502 1197 501" svg:viewBox="0 0 1 2201">
            <text:p/>
          </draw:connector>
          <draw:connector draw:style-name="gr5" draw:text-style-name="P2" draw:layer="layout" draw:type="lines" draw:line-skew="1.898cm" svg:x1="5.85cm" svg:y1="24.201cm" svg:x2="14.4cm" svg:y2="26.801cm" draw:start-shape="id37" draw:start-glue-point="2" draw:end-shape="id35" svg:d="M5850 24201v2400l8049 200h501" svg:viewBox="0 0 8551 2601">
            <text:p/>
          </draw:connector>
          <draw:connector draw:style-name="gr5" draw:text-style-name="P2" draw:layer="layout" draw:type="lines" svg:x1="15.5cm" svg:y1="16.151cm" svg:x2="16.55cm" svg:y2="25.501cm" draw:start-shape="id36" draw:end-shape="id35" svg:d="M15500 16151h514l536 8849v501" svg:viewBox="0 0 1051 9351">
            <text:p/>
          </draw:connector>
          <draw:frame draw:style-name="gr12" draw:text-style-name="P4" draw:layer="layout" svg:width="1.556cm" svg:height="0.773cm" svg:x="9.444cm" svg:y="7.801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8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9.4cm" svg:y="15.423cm">
            <draw:text-box>
              <text:p text:style-name="P3">1</text:p>
            </draw:text-box>
          </draw:frame>
          <draw:frame draw:style-name="gr13" draw:text-style-name="P4" draw:layer="layout" svg:width="0.697cm" svg:height="0.578cm" svg:x="6.3cm" svg:y="19.701cm">
            <draw:text-box>
              <text:p text:style-name="P3">0</text:p>
            </draw:text-box>
          </draw:frame>
        </draw:g>
      </draw:page>
      <draw:page draw:name="page9" draw:style-name="dp1" draw:master-page-name="預設">
        <draw:g>
          <draw:custom-shape draw:style-name="gr6" draw:text-style-name="P1" xml:id="id40" draw:id="id40" draw:layer="layout" svg:width="3.324cm" svg:height="2.6cm" svg:x="2.6cm" svg:y="1.10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7" draw:text-style-name="P1" xml:id="id38" draw:id="id38" draw:layer="layout" svg:width="7.1cm" svg:height="6.3cm" svg:x="3.6cm" svg:y="4.402cm">
            <text:p text:style-name="P1">查詢樹狀圖的類型</text:p>
            <text:p text:style-name="P1">是普通樹或二元樹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4" draw:text-style-name="P1" xml:id="id39" draw:id="id39" draw:layer="layout" svg:width="9.3cm" svg:height="7.8cm" svg:x="2.6cm" svg:y="12.3cm">
            <text:p text:style-name="P1">查詢父節點的</text:p>
            <text:p text:style-name="P1">子節點數目</text:p>
            <text:p text:style-name="P1">與該節點子節</text:p>
            <text:p text:style-name="P1">點數目之合</text:p>
            <text:p text:style-name="P1">小於等於2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onnector draw:style-name="gr5" draw:text-style-name="P2" draw:layer="layout" draw:type="lines" svg:x1="7.15cm" svg:y1="10.702cm" svg:x2="7.25cm" svg:y2="12.3cm" draw:start-shape="id38" draw:start-glue-point="6" draw:end-shape="id39" svg:d="M7150 10702v502l100 595v501" svg:viewBox="0 0 101 1599">
            <text:p/>
          </draw:connector>
          <draw:connector draw:style-name="gr5" draw:text-style-name="P2" draw:layer="layout" draw:type="lines" svg:x1="4.262cm" svg:y1="3.702cm" svg:x2="7.15cm" svg:y2="4.402cm" draw:start-shape="id40" draw:start-glue-point="8" draw:end-shape="id38" draw:end-glue-point="4" svg:d="M4262 3702v502l2888-303v501" svg:viewBox="0 0 2889 701">
            <text:p/>
          </draw:connector>
          <draw:custom-shape draw:style-name="gr9" draw:text-style-name="P1" xml:id="id41" draw:id="id41" draw:layer="layout" svg:width="6.9cm" svg:height="2.9cm" svg:x="11.8cm" svg:y="6.102cm">
            <text:p text:style-name="P1">直接刪除資料庫</text:p>
            <text:p text:style-name="P1">中該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xml:id="id43" draw:id="id43" draw:layer="layout" svg:width="6.9cm" svg:height="2.9cm" svg:x="3.8cm" svg:y="21.502cm">
            <text:p text:style-name="P1">移動資料庫中</text:p>
            <text:p text:style-name="P1">節點到新的父節點</text:p>
            <text:p text:style-name="P1">的左節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" xml:id="id42" draw:id="id42" draw:layer="layout" svg:width="4.3cm" svg:height="2.6cm" svg:x="14.4cm" svg:y="25.502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5" draw:text-style-name="P2" draw:layer="layout" draw:type="lines" svg:x1="10.7cm" svg:y1="7.552cm" svg:x2="11.8cm" svg:y2="7.552cm" draw:start-shape="id38" draw:start-glue-point="7" draw:end-shape="id41" draw:end-glue-point="3" svg:d="M10700 7552h502 97 501" svg:viewBox="0 0 1101 1">
            <text:p/>
          </draw:connector>
          <draw:connector draw:style-name="gr5" draw:text-style-name="P2" draw:layer="layout" draw:type="lines" svg:x1="18.7cm" svg:y1="7.552cm" svg:x2="18.7cm" svg:y2="26.802cm" draw:start-shape="id41" draw:end-shape="id42" draw:end-glue-point="7" svg:d="M18700 7552h502v19250h-502" svg:viewBox="0 0 503 19251">
            <text:p/>
          </draw:connector>
          <draw:connector draw:style-name="gr5" draw:text-style-name="P2" draw:layer="layout" draw:type="lines" svg:x1="11.9cm" svg:y1="16.2cm" svg:x2="16.55cm" svg:y2="25.502cm" draw:start-shape="id39" draw:start-glue-point="7" draw:end-shape="id42" draw:end-glue-point="4" svg:d="M11900 16200h502l4148 8801v501" svg:viewBox="0 0 4651 9303">
            <text:p/>
          </draw:connector>
          <draw:connector draw:style-name="gr5" draw:text-style-name="P2" draw:layer="layout" draw:type="lines" svg:x1="7.25cm" svg:y1="20.1cm" svg:x2="7.25cm" svg:y2="21.502cm" draw:start-shape="id39" draw:start-glue-point="6" draw:end-shape="id43" svg:d="M7250 20100v502 399 501" svg:viewBox="0 0 1 1403">
            <text:p/>
          </draw:connector>
          <draw:connector draw:style-name="gr5" draw:text-style-name="P2" draw:layer="layout" draw:type="lines" draw:line-skew="1.898cm" svg:x1="7.25cm" svg:y1="24.402cm" svg:x2="14.4cm" svg:y2="26.802cm" draw:start-shape="id43" draw:start-glue-point="2" draw:end-shape="id42" svg:d="M7250 24402v2400h6649 501" svg:viewBox="0 0 7151 2401">
            <text:p/>
          </draw:connector>
          <draw:frame draw:style-name="gr12" draw:text-style-name="P4" draw:layer="layout" svg:width="1.556cm" svg:height="0.773cm" svg:x="9.444cm" svg:y="7.802cm">
            <draw:text-box>
              <text:p text:style-name="P3">普通樹</text:p>
            </draw:text-box>
          </draw:frame>
          <draw:frame draw:style-name="gr12" draw:text-style-name="P4" draw:layer="layout" svg:width="1.556cm" svg:height="0.773cm" svg:x="6.4cm" svg:y="12.129cm">
            <draw:text-box>
              <text:p text:style-name="P3">二元樹</text:p>
            </draw:text-box>
          </draw:frame>
          <draw:frame draw:style-name="gr13" draw:text-style-name="P4" draw:layer="layout" svg:width="0.697cm" svg:height="0.578cm" svg:x="6.3cm" svg:y="19.702cm">
            <draw:text-box>
              <text:p text:style-name="P3">0</text:p>
            </draw:text-box>
          </draw:frame>
          <draw:frame draw:style-name="gr12" draw:text-style-name="P4" draw:layer="layout" svg:width="0.853cm" svg:height="0.773cm" svg:x="7.798cm" svg:y="20.072cm">
            <draw:text-box>
              <text:p text:style-name="P3">是</text:p>
            </draw:text-box>
          </draw:frame>
          <draw:frame draw:style-name="gr12" draw:text-style-name="P4" draw:layer="layout" svg:width="0.853cm" svg:height="0.773cm" svg:x="14cm" svg:y="19.1cm">
            <draw:text-box>
              <text:p text:style-name="P3">否</text:p>
            </draw:text-box>
          </draw:frame>
        </draw:g>
      </draw:page>
      <draw:page draw:name="page10" draw:style-name="dp1" draw:master-page-name="預設">
        <draw:g>
          <draw:custom-shape draw:style-name="gr1" draw:text-style-name="P1" draw:layer="layout" svg:width="5.873cm" svg:height="3.257cm" svg:x="7.675cm" svg:y="1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g>
            <draw:custom-shape draw:style-name="gr2" draw:text-style-name="P1" xml:id="id46" draw:id="id46" draw:layer="layout" svg:width="6.307cm" svg:height="3.257cm" svg:x="7.458cm" svg:y="24.843cm">
              <text:p/>
  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3" draw:text-style-name="P1" xml:id="id44" draw:id="id44" draw:layer="layout" svg:width="17.4cm" svg:height="5.082cm" svg:x="1.803cm" svg:y="8.817cm">
              <text:p text:style-name="P1">查詢該樹狀圖所有所有節點資料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ustom-shape draw:style-name="gr4" draw:text-style-name="P1" xml:id="id45" draw:id="id45" draw:layer="layout" svg:width="17.4cm" svg:height="5.081cm" svg:x="1.803cm" svg:y="16.374cm">
              <text:p text:style-name="P1">透過網路回傳給客端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connector draw:style-name="gr5" draw:text-style-name="P2" draw:layer="layout" draw:type="lines" svg:x1="10.612cm" svg:y1="4.257cm" svg:x2="10.503cm" svg:y2="8.817cm" draw:end-shape="id44" svg:d="M10612 4257l-109 4059v501" svg:viewBox="0 0 110 4561">
              <text:p/>
            </draw:connector>
            <draw:connector draw:style-name="gr5" draw:text-style-name="P2" draw:layer="layout" draw:type="lines" svg:x1="10.503cm" svg:y1="13.899cm" svg:x2="10.503cm" svg:y2="16.374cm" draw:start-shape="id44" draw:start-glue-point="6" draw:end-shape="id45" svg:d="M10503 13899v502 1471 502" svg:viewBox="0 0 1 2476">
              <text:p/>
            </draw:connector>
            <draw:connector draw:style-name="gr5" draw:text-style-name="P2" draw:layer="layout" draw:type="lines" svg:x1="10.503cm" svg:y1="21.455cm" svg:x2="10.612cm" svg:y2="24.843cm" draw:start-shape="id45" draw:start-glue-point="6" draw:end-shape="id46" draw:end-glue-point="4" svg:d="M10503 21455v501l109 2385v502" svg:viewBox="0 0 110 3389">
              <text:p/>
            </draw:connector>
          </draw:g>
        </draw:g>
      </draw:page>
      <draw:page draw:name="page11" draw:style-name="dp1" draw:master-page-name="預設">
        <draw:g>
          <draw:custom-shape draw:style-name="gr1" draw:text-style-name="P1" xml:id="id47" draw:id="id47" draw:layer="layout" svg:width="5.873cm" svg:height="3.257cm" svg:x="7.876cm" svg:y="2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" draw:text-style-name="P1" xml:id="id49" draw:id="id49" draw:layer="layout" svg:width="6.307cm" svg:height="3.257cm" svg:x="7.7cm" svg:y="17.243cm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" xml:id="id48" draw:id="id48" draw:layer="layout" svg:width="17.4cm" svg:height="5.082cm" svg:x="2.104cm" svg:y="8.817cm">
            <text:p text:style-name="P1">將訂閱清單陣列中的所有節點的回呼物件發出樹狀圖清單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type="lines" svg:x1="10.813cm" svg:y1="5.457cm" svg:x2="10.804cm" svg:y2="8.817cm" draw:start-shape="id47" draw:start-glue-point="8" draw:end-shape="id48" svg:d="M10813 5457v501l-9 2358v501" svg:viewBox="0 0 10 3361">
            <text:p/>
          </draw:connector>
          <draw:connector draw:style-name="gr5" draw:text-style-name="P2" draw:layer="layout" draw:type="lines" svg:x1="10.804cm" svg:y1="13.899cm" svg:x2="10.854cm" svg:y2="17.243cm" draw:start-shape="id48" draw:start-glue-point="6" draw:end-shape="id49" draw:end-glue-point="4" svg:d="M10804 13899v502l50 2340v502" svg:viewBox="0 0 51 3345">
            <text:p/>
          </draw:connector>
        </draw:g>
      </draw:page>
      <draw:page draw:name="page12" draw:style-name="dp1" draw:master-page-name="預設">
        <draw:g>
          <draw:custom-shape draw:style-name="gr1" draw:text-style-name="P1" xml:id="id50" draw:id="id50" draw:layer="layout" svg:width="5.873cm" svg:height="3.257cm" svg:x="7.876cm" svg:y="2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" draw:text-style-name="P1" xml:id="id52" draw:id="id52" draw:layer="layout" svg:width="6.307cm" svg:height="3.257cm" svg:x="7.7cm" svg:y="17.243cm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" xml:id="id51" draw:id="id51" draw:layer="layout" svg:width="17.4cm" svg:height="5.082cm" svg:x="2.104cm" svg:y="8.817cm">
            <text:p text:style-name="P1">將訂閱清單陣列中的所有節點的回呼物件發出樹狀圖資料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type="lines" svg:x1="10.813cm" svg:y1="5.457cm" svg:x2="10.804cm" svg:y2="8.817cm" draw:start-shape="id50" draw:start-glue-point="8" draw:end-shape="id51" svg:d="M10813 5457v501l-9 2358v501" svg:viewBox="0 0 10 3361">
            <text:p/>
          </draw:connector>
          <draw:connector draw:style-name="gr5" draw:text-style-name="P2" draw:layer="layout" draw:type="lines" svg:x1="10.804cm" svg:y1="13.899cm" svg:x2="10.854cm" svg:y2="17.243cm" draw:start-shape="id51" draw:start-glue-point="6" draw:end-shape="id52" draw:end-glue-point="4" svg:d="M10804 13899v502l50 2340v502" svg:viewBox="0 0 51 3345">
            <text:p/>
          </draw:connector>
        </draw:g>
      </draw:page>
      <draw:page draw:name="page13" draw:style-name="dp1" draw:master-page-name="預設">
        <draw:g>
          <draw:custom-shape draw:style-name="gr1" draw:text-style-name="P1" xml:id="id53" draw:id="id53" draw:layer="layout" svg:width="5.873cm" svg:height="3.257cm" svg:x="7.876cm" svg:y="2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" draw:text-style-name="P1" xml:id="id55" draw:id="id55" draw:layer="layout" svg:width="6.307cm" svg:height="3.257cm" svg:x="7.7cm" svg:y="17.243cm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" xml:id="id54" draw:id="id54" draw:layer="layout" svg:width="17.4cm" svg:height="5.082cm" svg:x="2.104cm" svg:y="8.817cm">
            <text:p text:style-name="P1">將訂閱清單陣列中的所有節點的回呼物件發</text:p>
            <text:p text:style-name="P1">出節點資料更新發布發布事件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type="lines" svg:x1="10.813cm" svg:y1="5.457cm" svg:x2="10.804cm" svg:y2="8.817cm" draw:start-shape="id53" draw:start-glue-point="8" draw:end-shape="id54" svg:d="M10813 5457v501l-9 2358v501" svg:viewBox="0 0 10 3361">
            <text:p/>
          </draw:connector>
          <draw:connector draw:style-name="gr5" draw:text-style-name="P2" draw:layer="layout" draw:type="lines" svg:x1="10.804cm" svg:y1="13.899cm" svg:x2="10.854cm" svg:y2="17.243cm" draw:start-shape="id54" draw:start-glue-point="6" draw:end-shape="id55" draw:end-glue-point="4" svg:d="M10804 13899v502l50 2340v502" svg:viewBox="0 0 51 3345">
            <text:p/>
          </draw:connector>
        </draw:g>
      </draw:page>
      <draw:page draw:name="page14" draw:style-name="dp1" draw:master-page-name="預設">
        <draw:g>
          <draw:custom-shape draw:style-name="gr1" draw:text-style-name="P1" xml:id="id56" draw:id="id56" draw:layer="layout" svg:width="5.873cm" svg:height="3.257cm" svg:x="7.877cm" svg:y="2.2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  <draw:custom-shape draw:style-name="gr2" draw:text-style-name="P1" xml:id="id58" draw:id="id58" draw:layer="layout" svg:width="6.307cm" svg:height="3.257cm" svg:x="7.701cm" svg:y="17.243cm">
            <text:p/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style-name="gr3" draw:text-style-name="P1" xml:id="id57" draw:id="id57" draw:layer="layout" svg:width="17.4cm" svg:height="5.082cm" svg:x="2.105cm" svg:y="8.817cm">
            <text:p text:style-name="P1">將節點的回呼物件方入訂閱清單陣列中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" draw:text-style-name="P2" draw:layer="layout" draw:type="lines" svg:x1="10.814cm" svg:y1="5.457cm" svg:x2="10.805cm" svg:y2="8.817cm" draw:start-shape="id56" draw:start-glue-point="8" draw:end-shape="id57" svg:d="M10814 5457v501l-9 2358v501" svg:viewBox="0 0 10 3361">
            <text:p/>
          </draw:connector>
          <draw:connector draw:style-name="gr5" draw:text-style-name="P2" draw:layer="layout" draw:type="lines" svg:x1="10.805cm" svg:y1="13.899cm" svg:x2="10.855cm" svg:y2="17.243cm" draw:start-shape="id57" draw:start-glue-point="6" draw:end-shape="id58" draw:end-glue-point="4" svg:d="M10805 13899v502l50 2340v502" svg:viewBox="0 0 51 334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無填入的物件_5f_1" style:display-name="無填入的物件_1" style:family="graphic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5:06:42.965840212</meta:creation-date>
    <meta:generator>LibreOffice/6.0.3.2$Linux_X86_64 LibreOffice_project/00m0$Build-2</meta:generator>
    <dc:date>2018-06-27T14:52:17.765857190</dc:date>
    <meta:editing-duration>PT53M33S</meta:editing-duration>
    <meta:editing-cycles>25</meta:editing-cycles>
    <meta:document-statistic meta:object-count="146"/>
  </office:meta>
</office:document-meta>
</file>